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4c1900" draw:fill-color="#ffffcc" draw:textarea-horizontal-align="justify" draw:textarea-vertical-align="middle" draw:auto-grow-height="false" fo:min-height="1.358cm" fo:min-width="0.9cm"/>
    </style:style>
    <style:style style:name="gr2" style:family="graphic" style:parent-style-name="standard">
      <style:graphic-properties svg:stroke-color="#4c1900" draw:fill-color="#ffffcc" draw:textarea-horizontal-align="justify" draw:textarea-vertical-align="top" draw:auto-grow-height="false" fo:min-height="4.351cm" fo:min-width="2.254cm"/>
    </style:style>
    <style:style style:name="gr3" style:family="graphic" style:parent-style-name="standard">
      <style:graphic-properties svg:stroke-color="#4c1900" draw:fill-color="#ffffcc" draw:textarea-horizontal-align="justify" draw:textarea-vertical-align="top" draw:auto-grow-height="false" fo:min-height="3.151cm" fo:min-width="2.664cm"/>
    </style:style>
    <style:style style:name="gr4" style:family="graphic" style:parent-style-name="standard">
      <style:graphic-properties svg:stroke-color="#4c1900" draw:fill-color="#ffffcc" draw:textarea-horizontal-align="justify" draw:textarea-vertical-align="middle" draw:auto-grow-height="false" fo:min-height="1.358cm" fo:min-width="1.3cm"/>
    </style:style>
    <style:style style:name="gr5" style:family="graphic" style:parent-style-name="standard">
      <style:graphic-properties svg:stroke-color="#4c1900" draw:fill-color="#804c19" draw:textarea-horizontal-align="justify" draw:textarea-vertical-align="middle" draw:auto-grow-height="false" fo:min-height="0cm" fo:min-width="0.375cm"/>
    </style:style>
    <style:style style:name="gr6" style:family="graphic" style:parent-style-name="standard">
      <style:graphic-properties svg:stroke-color="#4c1900" draw:fill-color="#804c19" draw:textarea-horizontal-align="justify" draw:textarea-vertical-align="middle" draw:auto-grow-height="false" fo:min-height="0cm" fo:min-width="1.6cm"/>
    </style:style>
    <style:style style:name="gr7" style:family="graphic" style:parent-style-name="standard">
      <style:graphic-properties svg:stroke-color="#4c1900" draw:fill-color="#804c19" draw:textarea-horizontal-align="justify" draw:textarea-vertical-align="middle" draw:auto-grow-height="false" fo:min-height="0cm" fo:min-width="1.425cm"/>
    </style:style>
    <style:style style:name="gr8" style:family="graphic" style:parent-style-name="standard">
      <style:graphic-properties svg:stroke-color="#4c1900" draw:fill-color="#ffffcc" draw:textarea-horizontal-align="justify" draw:textarea-vertical-align="middle" draw:auto-grow-height="false" fo:min-height="0.174cm" fo:min-width="1.304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4c1900" draw:fill-color="#804c19" draw:textarea-horizontal-align="justify" draw:textarea-vertical-align="middle" draw:auto-grow-height="false" fo:min-height="0cm" fo:min-width="1.075cm"/>
    </style:style>
    <style:style style:name="P1" style:family="paragraph">
      <style:paragraph-properties fo:text-align="center"/>
    </style:style>
    <style:style style:name="P2" style:family="paragraph">
      <loext:graphic-properties draw:fill-color="#ffffcc"/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-color="#ffffcc"/>
      <style:paragraph-properties fo:margin-left="0cm" fo:margin-right="0cm" fo:text-align="start" fo:text-indent="0cm"/>
    </style:style>
    <style:style style:name="P5" style:family="paragraph">
      <style:paragraph-properties fo:text-align="start"/>
    </style:style>
    <style:style style:name="P6" style:family="paragraph">
      <loext:graphic-properties draw:fill-color="#804c19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en" fo:country="US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draw:layer="layout" svg:width="1.4cm" svg:height="2cm" svg:x="1.601cm" svg:y="7.2cm">
          <text:p text:style-name="P1"><text:span text:style-name="T1">Inpu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4" xml:id="id1" draw:id="id1" draw:layer="layout" svg:width="3.6cm" svg:height="4.6cm" svg:x="4.001cm" svg:y="6cm">
          <text:p text:style-name="P3"><text:s text:c="2"/>Reader</text:p>
          <text:p text:style-name="P3"><text:span text:style-name="T2"/></text:p>
          <text:p text:style-name="P3"><text:span text:style-name="T2">- </text:span><text:span text:style-name="T3">Read</text:span><text:span text:style-name="T2"> the data</text:span><text:span text:style-name="T2"><text:line-break/></text:span><text:span text:style-name="T2">- Drive</text:span></text:p>
          <text:p text:style-name="P3"><text:span text:style-name="T2"><text:s text:c="2"/></text:span><text:span text:style-name="T2">conversion </text:span></text:p>
          <text:p text:style-name="P3"><text:span text:style-name="T2"><text:s text:c="2"/></text:span><text:span text:style-name="T2">process </text:span><text:span text:style-name="T2"><text:line-break/></text:span><text:span text:style-name="T2"/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2" draw:layer="layout" svg:width="5.2cm" svg:height="3.4cm" svg:x="9.601cm" svg:y="6.6cm">
          <text:p text:style-name="P1"><text:span text:style-name="T1">ElementTree</text:span></text:p>
          <text:p text:style-name="P5"><text:span text:style-name="T2"><text:line-break/></text:span><text:span text:style-name="T2">Internal record </text:span></text:p>
          <text:p text:style-name="P5"><text:span text:style-name="T2">representation in </text:span><text:span text:style-name="T2"><text:line-break/></text:span><text:span text:style-name="T2">XML-like </text:span><text:span text:style-name="T2"><text:line-break/></text:span><text:span text:style-name="T2">structur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4" xml:id="id3" draw:id="id3" draw:layer="layout" svg:width="3.6cm" svg:height="4.6cm" svg:x="16.601cm" svg:y="6cm">
          <text:p text:style-name="P3"><text:s text:c="2"/>Writer</text:p>
          <text:p text:style-name="P3"><text:span text:style-name="T2"/></text:p>
          <text:p text:style-name="P3"><text:span text:style-name="T2">- Write the data</text:span><text:span text:style-name="T2"><text:line-break/></text:span><text:span text:style-name="T2"/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2" draw:layer="layout" svg:width="1.8cm" svg:height="2cm" svg:x="22.001cm" svg:y="7.2cm">
          <text:p text:style-name="P1"><text:span text:style-name="T1">Outpu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6" draw:layer="layout" svg:width="1cm" svg:height="0.4cm" svg:x="3.001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2.4cm" svg:height="0.4cm" svg:x="7.601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6" draw:layer="layout" svg:width="2.2cm" svg:height="0.4cm" svg:x="14.401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" xml:id="id2" draw:id="id2" draw:layer="layout" svg:width="2cm" svg:height="0.6cm" svg:x="9.001cm" svg:y="10.8cm">
          <text:p text:style-name="P1"><text:span text:style-name="T1">End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9" draw:text-style-name="P7" draw:layer="layout" draw:type="line" svg:x1="7.601cm" svg:y1="8.3cm" svg:x2="9.001cm" svg:y2="11.1cm" draw:start-shape="id1" draw:start-glue-point="1" draw:end-shape="id2" draw:end-glue-point="5" svg:d="M7601 8300l1400 2800" svg:viewBox="0 0 1401 2801">
          <text:p/>
        </draw:connector>
        <draw:connector draw:style-name="gr9" draw:text-style-name="P7" draw:layer="layout" draw:line-skew="0.898cm" svg:x1="18.401cm" svg:y1="10.6cm" svg:x2="5.801cm" svg:y2="10.6cm" draw:start-shape="id3" draw:start-glue-point="2" draw:end-shape="id1" draw:end-glue-point="2" svg:d="M18401 10600v1400h-12600v-1400" svg:viewBox="0 0 12601 1401">
          <text:p/>
        </draw:connector>
        <draw:custom-shape draw:style-name="gr10" draw:text-style-name="P6" draw:layer="layout" svg:width="1.8cm" svg:height="0.4cm" svg:x="20.201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zegorz Wierzchowski</meta:initial-creator>
    <meta:creation-date>2017-05-06T11:04:31.008924726</meta:creation-date>
    <dc:date>2017-12-31T17:43:48.774396257</dc:date>
    <dc:creator>Grzegorz Wierzchowski</dc:creator>
    <meta:editing-duration>PT1M38S</meta:editing-duration>
    <meta:editing-cycles>2</meta:editing-cycles>
    <meta:generator>LibreOffice/5.1.6.2$Linux_X86_64 LibreOffice_project/10m0$Build-2</meta:generator>
    <meta:document-statistic meta:object-count="12"/>
  </office:meta>
</office:document-meta>
</file>